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office:automatic-styles>
  <office:body>
    <office:text>
      <text:p text:style-name="P1"><text:span text:style-name="T1">POINTER ALIASING</text:span></text:p>
      <text:p text:style-name="P2"><text:span text:style-name="T2"/></text:p>
      <text:p text:style-name="P2"><text:span text:style-name="T3">ALIASING</text:span></text:p>
      <text:p text:style-name="P2"><text:span text:style-name="T3">One ptr is said to alias another ptr when both refer to the same location or object. It is illegal to create an alias of a different type than the original, this is the strict aliasing rule. Even though most of the time casting to a different type ptr would compile, the result would be undefined.</text:span></text:p>
      <text:p text:style-name="P2"><text:span text:style-name="T4"/></text:p>
      <text:p text:style-name="P2"><text:span text:style-name="T5">STRICT ALIASING</text:span></text:p>
      <text:p text:style-name="P3"><text:span text:style-name="T5">Strict aliasing is an assumption made by the compiler that dereferencing pointers to object of different types will never refer to the same memory location. If we violate strict aliasing, we might get the results we expect, however, if the compiler gets updated with new optimizations, it could break our code. </text:span></text:p>
      <text:p text:style-name="P3"><text:span text:style-name="T5">Given an object with effective type T1, using an lvalue expression of a different type T2 is undefined behaviour unless:</text:span></text:p>
      <text:list text:style-name="L4">
        <text:list-item>
          <text:p text:style-name="P4"><text:span text:style-name="T5">T1 and T2 are compatible types.<text:s/></text:span><text:a xlink:href="https://en.cppreference.com/w/c/language/type#Compatible_types"><text:span text:style-name="T6">https://en.cppreference.com/w/c/language/type#Compatible_types</text:span></text:a><text:span text:style-name="T7"/></text:p>
        </text:list-item>
        <text:list-item>
          <text:p text:style-name="P4"><text:span text:style-name="T8">T2 is cvr-qualified (const volatile restrict) version of a type that is compatible with T1.</text:span></text:p>
        </text:list-item>
        <text:list-item>
          <text:p text:style-name="P4"><text:span text:style-name="T8">T2 is a signed or unsigned version of a type that is compatible with T1.</text:span></text:p>
        </text:list-item>
        <text:list-item>
          <text:p text:style-name="P4"><text:span text:style-name="T8">T2 is an aggregate type or union type that includes one of the previously mentioned types among its members (including a member of a subaggreate or contained union).</text:span></text:p>
        </text:list-item>
        <text:list-item>
          <text:p text:style-name="P4"><text:span text:style-name="T8">T2 is a character type (char, signed char, or unsigned char).</text:span></text:p>
        </text:list-item>
      </text:list>
      <text:p text:style-name="P5"><draw:frame text:anchor-type="as-char" svg:width="170.18mm" svg:height="17.57mm" style:rel-width="scale" style:rel-height="scale"><draw:object-ole xlink:href="OleObj1"/><draw:image xlink:href="ObjectReplacements/OleObj1"/></draw:frame><text:span text:style-name="T9"/></text:p>
      <text:p text:style-name="P5"><text:a xlink:href="https://gist.github.com/shafik/848ae25ee209f698763cffee272a58f8"><text:span text:style-name="T10">https://gist.github.com/shafik/848ae25ee209f698763cffee272a58f8</text:span></text:a><text:span text:style-name="T11"/></text:p>
      <text:p text:style-name="P5"><text:a xlink:href="https://en.cppreference.com/w/c/language/object#Effective_type"><text:span text:style-name="T12">https://en.cppreference.com/w/c/language/object#Effective_type</text:span></text:a><text:span text:style-name="T13"/></text:p>
      <text:p text:style-name="P5"><text:span text:style-name="T13"/></text:p>
      <text:p text:style-name="P5"><text:span text:style-name="T13"/></text:p>
      <text:p text:style-name="P5"><text:span text:style-name="T14">TYPE PUNNING</text:span></text:p>
      <text:p text:style-name="P5"><text:span text:style-name="T14">Alias is useful in order to type pun. Type punning is interpreting a segment of memory as a different type. Its useful for tasks that want access to the underlying representation of an object to view, transport or manipulate. It used to be done the following way:</text:span></text:p>
      <text:p text:style-name="P5"><draw:frame text:anchor-type="as-char" svg:width="144.78mm" svg:height="16.93mm" style:rel-width="scale" style:rel-height="scale"><draw:object-ole xlink:href="OleObj2"/><draw:image xlink:href="ObjectReplacements/OleObj2"/></draw:frame><text:span text:style-name="T15"/></text:p>
      <text:p text:style-name="P5"><text:span text:style-name="T16">However, these are not valid aliasing, creating undefined behaviour.</text:span></text:p>
      <text:p text:style-name="P5"><text:span text:style-name="T16">The best way of doing this is using memcpy. For example we know int64_t is the same size as double:</text:span></text:p>
      <text:p text:style-name="P5"><draw:frame text:anchor-type="as-char" svg:width="66.46mm" svg:height="17.99mm" style:rel-width="scale" style:rel-height="scale"><draw:object-ole xlink:href="OleObj3"/><draw:image xlink:href="ObjectReplacements/OleObj3"/></draw:frame><text:span text:style-name="T17"/></text:p>
      <text:p text:style-name="P6"><text:span text:style-name="T17"/></text:p>
      <text:p text:style-name="P7"><draw:frame text:anchor-type="as-char" svg:width="22.01mm" svg:height="12.70mm" style:rel-width="scale" style:rel-height="scale"><draw:object-ole xlink:href="OleObj4"/><draw:image xlink:href="ObjectReplacements/OleObj4"/></draw:frame><text:span text:style-name="T17"/></text:p>
      <text:p text:style-name="P7"><text:span text:style-name="T18">Compiler assumes x and y don't refer to the same location.</text:span></text:p>
      <text:p text:style-name="P7"><draw:frame text:anchor-type="as-char" svg:width="24.77mm" svg:height="62.44mm" style:rel-width="scale" style:rel-height="scale"><draw:object-ole xlink:href="OleObj5"/><draw:image xlink:href="ObjectReplacements/OleObj5"/></draw:frame><text:span text:style-name="T19"/></text:p>
      <text:p text:style-name="P7"><text:span text:style-name="T20">Even if X and Y have the same contents, compiler assumes that x and y do not refer to the same location.</text:span></text:p>
      <text:p text:style-name="P7"><draw:frame text:anchor-type="as-char" svg:width="26.25mm" svg:height="42.12mm" style:rel-width="scale" style:rel-height="scale"><draw:object-ole xlink:href="OleObj6"/><draw:image xlink:href="ObjectReplacements/OleObj6"/></draw:frame><text:span text:style-name="T21"/></text:p>
      <text:p text:style-name="P7"><text:span text:style-name="T22">Compiler will assume x and y may refer to the same location, however, it will not perform optimizations.</text:span></text:p>
      <text:p text:style-name="P7"><text:span text:style-name="T23"/></text:p>
      <text:p text:style-name="P7"><text:span text:style-name="T24">DATA ORIENTED DESIGN</text:span><text:span text:style-name="T25"/></text:p>
      <text:p text:style-name="P7"><text:a xlink:href="https://www.youtube.com/watch?v=rX0ItVEVjHc"><text:span text:style-name="T26">https://www.youtube.com/watch?v=rX0ItVEVjHc</text:span></text:a><text:span text:style-name="T27"/></text:p>
      <text:p text:style-name="P7"><text:span text:style-name="T27"/></text:p>
      <text:p text:style-name="P7"><text:span text:style-name="T28">RESTRICT</text:span></text:p>
      <text:p text:style-name="P7"><text:span text:style-name="T28">Only exists in C. A restrict-qualified ptr (or reference) is basically a promise to the compiler that for the scope of the ptr, the target of the ptr will only be accessed through that ptr (and ptrs copied from it). If the previous statement is false, then adding the restrict qualifier would result in undefined behaviour. It only informs the compiler about possible optimizations. </text:span></text:p>
      <text:p text:style-name="P7"><draw:frame text:anchor-type="as-char" svg:width="182.03mm" svg:height="36.41mm" style:rel-width="scale" style:rel-height="scale"><draw:object-ole xlink:href="OleObj7"/><draw:image xlink:href="ObjectReplacements/OleObj7"/></draw:frame><text:span text:style-name="T28"/></text:p>
      <text:p text:style-name="P7"><text:span text:style-name="T29"/></text:p>
      <text:p text:style-name="P7"><text:span text:style-name="T29"/></text:p>
      <text:p text:style-name="P7"><text:span text:style-name="T29"/></text:p>
      <text:p text:style-name="P8"><text:span text:style-name="T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